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8649c4" officeooo:paragraph-rsid="0f8649c4"/>
    </style:style>
    <style:style style:name="P5" style:family="paragraph" style:parent-style-name="Text_20_body">
      <style:text-properties officeooo:rsid="0f8711d4" officeooo:paragraph-rsid="0f8711d4"/>
    </style:style>
    <style:style style:name="P6" style:family="paragraph" style:parent-style-name="Text_20_body">
      <style:text-properties officeooo:rsid="0f8874b1" officeooo:paragraph-rsid="0f8874b1"/>
    </style:style>
    <style:style style:name="P7" style:family="paragraph" style:parent-style-name="Text_20_body">
      <style:text-properties officeooo:rsid="0f8fb15e" officeooo:paragraph-rsid="0f8fb15e"/>
    </style:style>
    <style:style style:name="P8" style:family="paragraph" style:parent-style-name="Text_20_body">
      <style:text-properties officeooo:rsid="0f9f91e2" officeooo:paragraph-rsid="0f9f91e2"/>
    </style:style>
    <style:style style:name="P9" style:family="paragraph" style:parent-style-name="Text_20_body">
      <style:text-properties style:text-line-through-style="solid" style:text-line-through-type="single" officeooo:rsid="13450b7e" officeooo:paragraph-rsid="13450b7e"/>
    </style:style>
    <style:style style:name="P10" style:family="paragraph" style:parent-style-name="Text_20_body">
      <style:text-properties officeooo:rsid="10862b32" officeooo:paragraph-rsid="127e6672"/>
    </style:style>
    <style:style style:name="P11" style:family="paragraph" style:parent-style-name="Text_20_body">
      <style:text-properties officeooo:rsid="106a8da2" officeooo:paragraph-rsid="11dd82f8"/>
    </style:style>
    <style:style style:name="P12" style:family="paragraph" style:parent-style-name="Text_20_body">
      <style:text-properties officeooo:rsid="105df09e" officeooo:paragraph-rsid="127e6672"/>
    </style:style>
    <style:style style:name="P13" style:family="paragraph" style:parent-style-name="Text_20_body">
      <style:text-properties officeooo:rsid="106772dd" officeooo:paragraph-rsid="127e6672"/>
    </style:style>
    <style:style style:name="P14" style:family="paragraph" style:parent-style-name="Text_20_body">
      <style:text-properties officeooo:rsid="1068517d" officeooo:paragraph-rsid="127e6672"/>
    </style:style>
    <style:style style:name="P15" style:family="paragraph" style:parent-style-name="Text_20_body">
      <style:text-properties officeooo:rsid="1321fe2f" officeooo:paragraph-rsid="1321fe2f"/>
    </style:style>
    <style:style style:name="P16" style:family="paragraph" style:parent-style-name="Text_20_body">
      <style:text-properties officeooo:rsid="13275056" officeooo:paragraph-rsid="133cc765"/>
    </style:style>
    <style:style style:name="P17" style:family="paragraph" style:parent-style-name="Text_20_body">
      <style:text-properties officeooo:rsid="13275056" officeooo:paragraph-rsid="1332bedf"/>
    </style:style>
    <style:style style:name="P18" style:family="paragraph" style:parent-style-name="Text_20_body">
      <style:text-properties officeooo:rsid="1328c162" officeooo:paragraph-rsid="133cc765"/>
    </style:style>
    <style:style style:name="P19" style:family="paragraph" style:parent-style-name="Text_20_body">
      <style:text-properties officeooo:rsid="1341ba4d" officeooo:paragraph-rsid="1341ba4d"/>
    </style:style>
    <style:style style:name="P20" style:family="paragraph" style:parent-style-name="Text_20_body">
      <style:text-properties officeooo:rsid="13467d43" officeooo:paragraph-rsid="13467d43"/>
    </style:style>
    <style:style style:name="P21" style:family="paragraph" style:parent-style-name="Text_20_body">
      <style:text-properties officeooo:rsid="13487521" officeooo:paragraph-rsid="13487521"/>
    </style:style>
    <style:style style:name="P22" style:family="paragraph" style:parent-style-name="Text_20_body">
      <style:text-properties officeooo:rsid="134aec07" officeooo:paragraph-rsid="134aec07"/>
    </style:style>
    <style:style style:name="P23" style:family="paragraph" style:parent-style-name="Text_20_body">
      <style:text-properties officeooo:rsid="134f9fc5" officeooo:paragraph-rsid="134f9fc5"/>
    </style:style>
    <style:style style:name="P24" style:family="paragraph" style:parent-style-name="Text_20_body">
      <style:text-properties officeooo:rsid="1354dcc0" officeooo:paragraph-rsid="13546064"/>
    </style:style>
    <style:style style:name="P25" style:family="paragraph" style:parent-style-name="Text_20_body">
      <style:text-properties officeooo:rsid="13450b7e" officeooo:paragraph-rsid="13450b7e"/>
    </style:style>
    <style:style style:name="P26" style:family="paragraph" style:parent-style-name="Text_20_body">
      <style:text-properties officeooo:rsid="1354923a" officeooo:paragraph-rsid="1354923a"/>
    </style:style>
    <style:style style:name="P27" style:family="paragraph" style:parent-style-name="Text_20_body">
      <style:text-properties officeooo:rsid="135dc2a9" officeooo:paragraph-rsid="135dc2a9"/>
    </style:style>
    <style:style style:name="P28" style:family="paragraph" style:parent-style-name="Text_20_body">
      <style:text-properties officeooo:rsid="1367585a" officeooo:paragraph-rsid="1367585a"/>
    </style:style>
    <style:style style:name="P29" style:family="paragraph" style:parent-style-name="Text_20_body">
      <style:text-properties officeooo:rsid="13691cb5" officeooo:paragraph-rsid="13691cb5"/>
    </style:style>
    <style:style style:name="P30" style:family="paragraph" style:parent-style-name="Text_20_body">
      <style:text-properties officeooo:rsid="136ab7f1" officeooo:paragraph-rsid="136ab7f1"/>
    </style:style>
    <style:style style:name="P31" style:family="paragraph" style:parent-style-name="Text_20_body">
      <style:text-properties officeooo:rsid="136c875a" officeooo:paragraph-rsid="136c875a"/>
    </style:style>
    <style:style style:name="P32" style:family="paragraph" style:parent-style-name="Text_20_body">
      <style:text-properties officeooo:rsid="1377ee49" officeooo:paragraph-rsid="1377ee49"/>
    </style:style>
    <style:style style:name="P33" style:family="paragraph" style:parent-style-name="Text_20_body">
      <style:text-properties officeooo:rsid="136fb186" officeooo:paragraph-rsid="136fb186"/>
    </style:style>
    <style:style style:name="P34" style:family="paragraph" style:parent-style-name="Text_20_body">
      <style:text-properties officeooo:rsid="138c5217" officeooo:paragraph-rsid="138c5217"/>
    </style:style>
    <style:style style:name="P35" style:family="paragraph" style:parent-style-name="Text_20_body">
      <style:text-properties officeooo:rsid="139be3da" officeooo:paragraph-rsid="139be3da"/>
    </style:style>
    <style:style style:name="P36" style:family="paragraph" style:parent-style-name="Text_20_body">
      <style:text-properties officeooo:rsid="139f6373" officeooo:paragraph-rsid="139f6373"/>
    </style:style>
    <style:style style:name="P37" style:family="paragraph" style:parent-style-name="Text_20_body">
      <style:text-properties officeooo:rsid="13898e34" officeooo:paragraph-rsid="13e26b31"/>
    </style:style>
    <style:style style:name="P38" style:family="paragraph" style:parent-style-name="Text_20_body">
      <style:text-properties officeooo:rsid="137264d0" officeooo:paragraph-rsid="137264d0"/>
    </style:style>
    <style:style style:name="P39" style:family="paragraph" style:parent-style-name="Text_20_body">
      <style:text-properties officeooo:rsid="1378edfb" officeooo:paragraph-rsid="1378edfb"/>
    </style:style>
    <style:style style:name="P40" style:family="paragraph" style:parent-style-name="Text_20_body">
      <style:text-properties officeooo:rsid="13c8b109" officeooo:paragraph-rsid="13c8b109"/>
    </style:style>
    <style:style style:name="P41" style:family="paragraph" style:parent-style-name="Text_20_body">
      <style:text-properties officeooo:rsid="13cb2875" officeooo:paragraph-rsid="13cb2875"/>
    </style:style>
    <style:style style:name="P42" style:family="paragraph" style:parent-style-name="Text_20_body">
      <style:text-properties officeooo:rsid="13d7e1c2" officeooo:paragraph-rsid="13d7e1c2"/>
    </style:style>
    <style:style style:name="P43" style:family="paragraph" style:parent-style-name="Text_20_body">
      <style:text-properties officeooo:rsid="13f557b8" officeooo:paragraph-rsid="13f557b8"/>
    </style:style>
    <style:style style:name="P44" style:family="paragraph" style:parent-style-name="Text_20_body">
      <style:text-properties officeooo:rsid="13f74c03" officeooo:paragraph-rsid="13f74c03"/>
    </style:style>
    <style:style style:name="P45" style:family="paragraph" style:parent-style-name="Text_20_body">
      <style:text-properties officeooo:rsid="13fba0c8" officeooo:paragraph-rsid="13fba0c8"/>
    </style:style>
    <style:style style:name="P46" style:family="paragraph" style:parent-style-name="Text_20_body">
      <style:text-properties officeooo:rsid="13ff4675" officeooo:paragraph-rsid="13ff4675"/>
    </style:style>
    <style:style style:name="P47" style:family="paragraph" style:parent-style-name="Text_20_body">
      <style:text-properties officeooo:rsid="14028ae5" officeooo:paragraph-rsid="14028ae5"/>
    </style:style>
    <style:style style:name="P48" style:family="paragraph" style:parent-style-name="Text_20_body">
      <style:text-properties officeooo:rsid="14078de4" officeooo:paragraph-rsid="14078de4"/>
    </style:style>
    <style:style style:name="P49" style:family="paragraph" style:parent-style-name="Text_20_body">
      <style:text-properties fo:language="cs" fo:country="CZ" officeooo:rsid="13f234c4" officeooo:paragraph-rsid="13f234c4"/>
    </style:style>
    <style:style style:name="P50" style:family="paragraph" style:parent-style-name="Text_20_body">
      <style:text-properties officeooo:rsid="1409c359" officeooo:paragraph-rsid="1409c359"/>
    </style:style>
    <style:style style:name="P51" style:family="paragraph" style:parent-style-name="Text_20_body">
      <style:text-properties officeooo:rsid="141044f2" officeooo:paragraph-rsid="141044f2"/>
    </style:style>
    <style:style style:name="P52" style:family="paragraph" style:parent-style-name="Text_20_body">
      <style:text-properties officeooo:rsid="14121256" officeooo:paragraph-rsid="14121256"/>
    </style:style>
    <style:style style:name="P53" style:family="paragraph" style:parent-style-name="Text_20_body">
      <style:text-properties officeooo:rsid="14131a0f" officeooo:paragraph-rsid="14131a0f"/>
    </style:style>
    <style:style style:name="P54" style:family="paragraph" style:parent-style-name="Text_20_body">
      <style:text-properties officeooo:rsid="14154bc8" officeooo:paragraph-rsid="141f34a0"/>
    </style:style>
    <style:style style:name="P55" style:family="paragraph" style:parent-style-name="Text_20_body">
      <style:text-properties officeooo:rsid="1417e81f" officeooo:paragraph-rsid="141f34a0"/>
    </style:style>
    <style:style style:name="P56" style:family="paragraph" style:parent-style-name="Text_20_body">
      <style:text-properties officeooo:rsid="141b2eeb" officeooo:paragraph-rsid="141f34a0"/>
    </style:style>
    <style:style style:name="P57" style:family="paragraph" style:parent-style-name="Text_20_body">
      <style:text-properties officeooo:rsid="141634f5" officeooo:paragraph-rsid="141f34a0"/>
    </style:style>
    <style:style style:name="P58" style:family="paragraph" style:parent-style-name="Text_20_body">
      <style:text-properties officeooo:rsid="141dce82" officeooo:paragraph-rsid="141f34a0"/>
    </style:style>
    <style:style style:name="P59" style:family="paragraph" style:parent-style-name="Text_20_body">
      <style:text-properties officeooo:rsid="141f34a0" officeooo:paragraph-rsid="141f34a0"/>
    </style:style>
    <style:style style:name="P60" style:family="paragraph" style:parent-style-name="Text_20_body">
      <style:text-properties officeooo:rsid="14174417" officeooo:paragraph-rsid="141f34a0"/>
    </style:style>
    <style:style style:name="P61" style:family="paragraph" style:parent-style-name="Text_20_body">
      <style:text-properties officeooo:rsid="1423edcd" officeooo:paragraph-rsid="1423edcd"/>
    </style:style>
    <style:style style:name="P62" style:family="paragraph" style:parent-style-name="Text_20_body">
      <style:text-properties officeooo:rsid="143225cf" officeooo:paragraph-rsid="143225cf"/>
    </style:style>
    <style:style style:name="P63" style:family="paragraph" style:parent-style-name="Text_20_body">
      <style:text-properties officeooo:rsid="14331995" officeooo:paragraph-rsid="14331995"/>
    </style:style>
    <style:style style:name="P64" style:family="paragraph" style:parent-style-name="Text_20_body">
      <style:text-properties officeooo:rsid="143403cb" officeooo:paragraph-rsid="143403cb"/>
    </style:style>
    <style:style style:name="P65" style:family="paragraph" style:parent-style-name="Standard">
      <style:paragraph-properties fo:text-align="center" style:justify-single-word="false"/>
      <style:text-properties officeooo:rsid="057aae1d" officeooo:paragraph-rsid="057aae1d"/>
    </style:style>
    <style:style style:name="P66"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6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8"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69"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70"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71" style:family="paragraph" style:parent-style-name="Standard">
      <style:paragraph-properties fo:orphans="2" fo:widows="2"/>
      <style:text-properties fo:font-variant="normal" fo:text-transform="none" fo:color="#000000" style:font-name="TriviaSeznam" fo:font-size="12pt" fo:letter-spacing="normal" fo:font-style="normal" fo:font-weight="normal"/>
    </style:style>
    <style:style style:name="P72" style:family="paragraph" style:parent-style-name="Standard">
      <style:text-properties fo:font-variant="normal" fo:text-transform="none" fo:color="#000000" style:font-name="TriviaSeznam" fo:font-size="12pt" fo:letter-spacing="normal" fo:font-style="normal" fo:font-weight="normal" officeooo:rsid="134f9fc5" officeooo:paragraph-rsid="134f9fc5"/>
    </style:style>
    <style:style style:name="P73" style:family="paragraph" style:parent-style-name="Standard">
      <style:paragraph-properties fo:orphans="2" fo:widows="2"/>
    </style:style>
    <style:style style:name="P74" style:family="paragraph" style:parent-style-name="Example_20_Header">
      <style:text-properties officeooo:paragraph-rsid="0ce95318"/>
    </style:style>
    <style:style style:name="P75" style:family="paragraph" style:parent-style-name="Standard">
      <style:paragraph-properties fo:text-align="center" style:justify-single-word="false" fo:break-before="page"/>
    </style:style>
    <style:style style:name="P76" style:family="paragraph" style:parent-style-name="Contents_20_2">
      <style:paragraph-properties>
        <style:tab-stops>
          <style:tab-stop style:position="14.801cm" style:type="right" style:leader-style="dotted" style:leader-text="."/>
        </style:tab-stops>
      </style:paragraph-properties>
    </style:style>
    <style:style style:name="P77" style:family="paragraph" style:parent-style-name="Contents_20_1">
      <style:paragraph-properties>
        <style:tab-stops>
          <style:tab-stop style:position="14.801cm" style:type="right" style:leader-style="dotted" style:leader-text="."/>
        </style:tab-stops>
      </style:paragraph-properties>
    </style:style>
    <style:style style:name="P78" style:family="paragraph" style:parent-style-name="Standard">
      <style:paragraph-properties fo:margin-left="0cm" fo:margin-right="0cm" fo:orphans="2" fo:widows="2" fo:text-indent="0cm" style:auto-text-indent="false"/>
      <style:text-properties fo:font-variant="normal" fo:text-transform="none" fo:color="#000000" style:font-name="TriviaSeznam" fo:font-size="12pt" fo:letter-spacing="normal" fo:font-style="normal" fo:font-weight="normal"/>
    </style:style>
    <style:style style:name="P79" style:family="paragraph" style:parent-style-name="Standard">
      <style:paragraph-properties fo:margin-left="0cm" fo:margin-right="0cm" fo:orphans="2" fo:widows="2" fo:text-indent="0cm" style:auto-text-indent="false"/>
    </style:style>
    <style:style style:name="P80" style:family="paragraph" style:parent-style-name="Text_20_body" style:master-page-name="Standard">
      <style:paragraph-properties style:page-number="auto"/>
      <style:text-properties officeooo:rsid="0f755768" officeooo:paragraph-rsid="0f755768"/>
    </style:style>
    <style:style style:name="P81" style:family="paragraph" style:parent-style-name="Text_20_body" style:list-style-name="L1">
      <style:text-properties officeooo:rsid="0f8bae9a" officeooo:paragraph-rsid="0f8ca85c"/>
    </style:style>
    <style:style style:name="P82" style:family="paragraph" style:parent-style-name="Text_20_body" style:list-style-name="L1">
      <style:text-properties officeooo:rsid="0f8ca85c" officeooo:paragraph-rsid="0f8ca85c"/>
    </style:style>
    <style:style style:name="P83" style:family="paragraph" style:parent-style-name="Text_20_body" style:list-style-name="L2">
      <style:text-properties officeooo:rsid="0f9f91e2" officeooo:paragraph-rsid="0f9f91e2"/>
    </style:style>
    <style:style style:name="P84" style:family="paragraph" style:parent-style-name="Text_20_body" style:list-style-name="L3">
      <style:text-properties officeooo:rsid="0f9f91e2" officeooo:paragraph-rsid="0f9f91e2"/>
    </style:style>
    <style:style style:name="P85" style:family="paragraph" style:parent-style-name="Text_20_body" style:list-style-name="L4">
      <style:text-properties officeooo:rsid="1424e89b" officeooo:paragraph-rsid="1434b21c"/>
    </style:style>
    <style:style style:name="P86" style:family="paragraph" style:parent-style-name="Text_20_body" style:list-style-name="L4">
      <style:text-properties officeooo:rsid="1434b21c" officeooo:paragraph-rsid="1434b21c"/>
    </style:style>
    <style:style style:name="P87" style:family="paragraph" style:parent-style-name="Text_20_body" style:list-style-name="L4">
      <style:text-properties officeooo:rsid="1426c121" officeooo:paragraph-rsid="1426c121"/>
    </style:style>
    <style:style style:name="P88" style:family="paragraph" style:parent-style-name="Text_20_body" style:list-style-name="L4">
      <style:text-properties officeooo:rsid="142bada4" officeooo:paragraph-rsid="142bada4"/>
    </style:style>
    <style:style style:name="P89" style:family="paragraph" style:parent-style-name="Text_20_body" style:list-style-name="L4">
      <style:text-properties officeooo:rsid="142c07a3" officeooo:paragraph-rsid="142c07a3"/>
    </style:style>
    <style:style style:name="P90" style:family="paragraph" style:parent-style-name="Text_20_body" style:list-style-name="L4">
      <style:text-properties officeooo:rsid="142d7936" officeooo:paragraph-rsid="142d7936"/>
    </style:style>
    <style:style style:name="P91" style:family="paragraph" style:parent-style-name="Text_20_body" style:list-style-name="L4">
      <style:text-properties officeooo:rsid="1430faa4" officeooo:paragraph-rsid="1430faa4"/>
    </style:style>
    <style:style style:name="P92" style:family="paragraph" style:parent-style-name="Text_20_body" style:list-style-name="L4">
      <style:text-properties officeooo:rsid="143036f0" officeooo:paragraph-rsid="1430faa4"/>
    </style:style>
    <style:style style:name="P93" style:family="paragraph" style:parent-style-name="Text_20_body" style:list-style-name="L4">
      <style:text-properties officeooo:rsid="142f357b" officeooo:paragraph-rsid="1430faa4"/>
    </style:style>
    <style:style style:name="P94" style:family="paragraph" style:parent-style-name="Text_20_body" style:list-style-name="L5">
      <style:text-properties officeooo:rsid="1323fcf7" officeooo:paragraph-rsid="1323fcf7"/>
    </style:style>
    <style:style style:name="P95" style:family="paragraph" style:parent-style-name="Text_20_body" style:list-style-name="L6">
      <style:text-properties officeooo:rsid="105f89da" officeooo:paragraph-rsid="127e6672"/>
    </style:style>
    <style:style style:name="P96" style:family="paragraph" style:parent-style-name="Text_20_body" style:list-style-name="L7">
      <style:text-properties officeooo:rsid="10862b32" officeooo:paragraph-rsid="127e6672"/>
    </style:style>
    <style:style style:name="P97" style:family="paragraph" style:parent-style-name="Text_20_body" style:list-style-name="L8">
      <style:text-properties officeooo:rsid="1341ba4d" officeooo:paragraph-rsid="1341ba4d"/>
    </style:style>
    <style:style style:name="P98" style:family="paragraph" style:parent-style-name="Text_20_body" style:list-style-name="L8">
      <style:text-properties officeooo:rsid="134f3260" officeooo:paragraph-rsid="134f3260"/>
    </style:style>
    <style:style style:name="P99" style:family="paragraph" style:parent-style-name="Text_20_body" style:list-style-name="L9">
      <style:text-properties fo:language="cs" fo:country="CZ" officeooo:rsid="13a4f18d" officeooo:paragraph-rsid="13df15a4"/>
    </style:style>
    <style:style style:name="P100" style:family="paragraph" style:parent-style-name="Text_20_body" style:list-style-name="L9">
      <style:text-properties fo:language="cs" fo:country="CZ" officeooo:rsid="138f0839" officeooo:paragraph-rsid="13e06bb4"/>
    </style:style>
    <style:style style:name="P101" style:family="paragraph" style:parent-style-name="Text_20_body" style:list-style-name="L9">
      <style:text-properties fo:language="cs" fo:country="CZ" officeooo:rsid="13bc587d" officeooo:paragraph-rsid="13df15a4"/>
    </style:style>
    <style:style style:name="P102" style:family="paragraph" style:parent-style-name="Text_20_body" style:list-style-name="L11">
      <style:text-properties fo:language="cs" fo:country="CZ" officeooo:rsid="13f4c7f8" officeooo:paragraph-rsid="13f4c7f8"/>
    </style:style>
    <style:style style:name="P103" style:family="paragraph" style:parent-style-name="Text_20_body" style:list-style-name="L11">
      <style:text-properties fo:language="cs" fo:country="CZ" officeooo:rsid="1408964e" officeooo:paragraph-rsid="1408964e"/>
    </style:style>
    <style:style style:name="P104" style:family="paragraph" style:parent-style-name="Text_20_body" style:list-style-name="L9">
      <style:text-properties officeooo:rsid="1373ca24" officeooo:paragraph-rsid="1373ca24"/>
    </style:style>
    <style:style style:name="P105" style:family="paragraph" style:parent-style-name="Text_20_body" style:list-style-name="L9">
      <style:text-properties officeooo:rsid="139b90fe" officeooo:paragraph-rsid="139b90fe"/>
    </style:style>
    <style:style style:name="P106" style:family="paragraph" style:parent-style-name="Text_20_body" style:list-style-name="L9">
      <style:text-properties officeooo:rsid="1374a9b5" officeooo:paragraph-rsid="1374a9b5"/>
    </style:style>
    <style:style style:name="P107" style:family="paragraph" style:parent-style-name="Text_20_body" style:list-style-name="L9">
      <style:text-properties officeooo:rsid="1397bbe4" officeooo:paragraph-rsid="1397bbe4"/>
    </style:style>
    <style:style style:name="P108" style:family="paragraph" style:parent-style-name="Text_20_body" style:list-style-name="L9">
      <style:text-properties officeooo:rsid="139a92e4" officeooo:paragraph-rsid="139a92e4"/>
    </style:style>
    <style:style style:name="P109" style:family="paragraph" style:parent-style-name="Text_20_body" style:list-style-name="L9">
      <style:text-properties officeooo:rsid="1363f2ac" officeooo:paragraph-rsid="1363f2ac"/>
    </style:style>
    <style:style style:name="P110" style:family="paragraph" style:parent-style-name="Text_20_body" style:list-style-name="L9">
      <style:text-properties officeooo:rsid="1375174b" officeooo:paragraph-rsid="1375174b"/>
    </style:style>
    <style:style style:name="P111" style:family="paragraph" style:parent-style-name="Text_20_body" style:list-style-name="L9">
      <style:text-properties officeooo:rsid="13643568" officeooo:paragraph-rsid="13643568"/>
    </style:style>
    <style:style style:name="P112" style:family="paragraph" style:parent-style-name="Text_20_body" style:list-style-name="L10">
      <style:text-properties officeooo:rsid="1377ee49" officeooo:paragraph-rsid="1377ee49"/>
    </style:style>
    <style:style style:name="P113" style:family="paragraph" style:parent-style-name="Text_20_body" style:list-style-name="L10">
      <style:text-properties officeooo:rsid="137f5f0d" officeooo:paragraph-rsid="137f5f0d"/>
    </style:style>
    <style:style style:name="P114" style:family="paragraph" style:parent-style-name="Text_20_body" style:list-style-name="L12">
      <style:text-properties officeooo:rsid="13cb2875" officeooo:paragraph-rsid="13cb2875"/>
    </style:style>
    <style:style style:name="P115" style:family="paragraph" style:parent-style-name="Text_20_body" style:list-style-name="L12">
      <style:text-properties officeooo:rsid="13cbeeaa" officeooo:paragraph-rsid="13cbeeaa"/>
    </style:style>
    <style:style style:name="P116" style:family="paragraph" style:parent-style-name="Text_20_body" style:list-style-name="L12">
      <style:text-properties officeooo:rsid="13cbeeaa" officeooo:paragraph-rsid="13cf1710"/>
    </style:style>
    <style:style style:name="P117" style:family="paragraph" style:parent-style-name="Text_20_body" style:list-style-name="L12">
      <style:text-properties officeooo:rsid="13d046ff" officeooo:paragraph-rsid="13d046ff"/>
    </style:style>
    <style:style style:name="P118" style:family="paragraph" style:parent-style-name="Text_20_body" style:list-style-name="L12">
      <style:text-properties officeooo:rsid="13d2a4ab" officeooo:paragraph-rsid="13d2a4ab"/>
    </style:style>
    <style:style style:name="P119" style:family="paragraph" style:parent-style-name="Text_20_body" style:list-style-name="L13">
      <style:text-properties officeooo:rsid="13567263" officeooo:paragraph-rsid="13546064"/>
    </style:style>
    <style:style style:name="P120" style:family="paragraph" style:parent-style-name="Text_20_body" style:list-style-name="L13">
      <style:text-properties officeooo:rsid="1358a46a" officeooo:paragraph-rsid="13546064"/>
    </style:style>
    <style:style style:name="P121" style:family="paragraph" style:parent-style-name="Text_20_body" style:list-style-name="L13">
      <style:text-properties officeooo:rsid="1359b70e" officeooo:paragraph-rsid="13546064"/>
    </style:style>
    <style:style style:name="P122" style:family="paragraph" style:parent-style-name="Text_20_body" style:list-style-name="L13">
      <style:text-properties officeooo:rsid="135d0214" officeooo:paragraph-rsid="13546064"/>
    </style:style>
    <style:style style:name="P123" style:family="paragraph" style:parent-style-name="Text_20_body" style:list-style-name="L14">
      <style:text-properties officeooo:rsid="139be3da" officeooo:paragraph-rsid="139be3da"/>
    </style:style>
    <style:style style:name="P124" style:family="paragraph" style:parent-style-name="Text_20_body" style:list-style-name="L14">
      <style:text-properties officeooo:rsid="139ff234" officeooo:paragraph-rsid="139be3da"/>
    </style:style>
    <style:style style:name="P125" style:family="paragraph" style:parent-style-name="Text_20_body" style:list-style-name="L14">
      <style:text-properties officeooo:rsid="139ff234" officeooo:paragraph-rsid="139ff234"/>
    </style:style>
    <style:style style:name="P126" style:family="paragraph" style:parent-style-name="Text_20_body" style:list-style-name="L8">
      <style:text-properties officeooo:rsid="143687d1" officeooo:paragraph-rsid="143687d1"/>
    </style:style>
    <style:style style:name="P127" style:family="paragraph" style:parent-style-name="Heading_20_4">
      <style:text-properties officeooo:rsid="13275056" officeooo:paragraph-rsid="133cc765"/>
    </style:style>
    <style:style style:name="P128" style:family="paragraph" style:parent-style-name="Heading_20_4">
      <style:text-properties officeooo:rsid="14121256" officeooo:paragraph-rsid="14121256"/>
    </style:style>
    <style:style style:name="P129" style:family="paragraph" style:parent-style-name="Heading_20_4">
      <style:text-properties officeooo:rsid="14028ae5" officeooo:paragraph-rsid="14028ae5"/>
    </style:style>
    <style:style style:name="P130" style:family="paragraph" style:parent-style-name="Heading_20_3">
      <style:text-properties officeooo:paragraph-rsid="13546064"/>
    </style:style>
    <style:style style:name="P131" style:family="paragraph" style:parent-style-name="Example" style:list-style-name="L9">
      <style:text-properties fo:language="cs" fo:country="CZ" officeooo:rsid="138f0839" officeooo:paragraph-rsid="13e3ee87"/>
    </style:style>
    <style:style style:name="P132" style:family="paragraph" style:parent-style-name="Heading_20_2">
      <style:text-properties officeooo:rsid="127e6672" officeooo:paragraph-rsid="127e6672"/>
    </style:style>
    <style:style style:name="P133" style:family="paragraph" style:parent-style-name="Heading_20_2">
      <style:paragraph-properties>
        <style:tab-stops>
          <style:tab-stop style:position="5.743cm"/>
        </style:tab-stops>
      </style:paragraph-properties>
    </style:style>
    <style:style style:name="P134" style:family="paragraph" style:parent-style-name="Heading_20_2">
      <style:text-properties officeooo:rsid="13f32b71" officeooo:paragraph-rsid="13f32b71"/>
    </style:style>
    <style:style style:name="P135" style:family="paragraph" style:parent-style-name="Heading_20_1">
      <style:text-properties officeooo:rsid="1423edcd" officeooo:paragraph-rsid="1423edcd"/>
    </style:style>
    <style:style style:name="P136" style:family="paragraph" style:parent-style-name="Heading_20_1">
      <style:text-properties officeooo:rsid="141044f2" officeooo:paragraph-rsid="141044f2"/>
    </style:style>
    <style:style style:name="P137" style:family="paragraph" style:parent-style-name="Heading_20_1">
      <style:text-properties officeooo:rsid="13df15a4" officeooo:paragraph-rsid="13df15a4"/>
    </style:style>
    <style:style style:name="P138" style:family="paragraph" style:parent-style-name="Heading_20_1">
      <style:paragraph-properties fo:break-before="page"/>
      <style:text-properties officeooo:rsid="14131a0f" officeooo:paragraph-rsid="14131a0f"/>
    </style:style>
    <style:style style:name="T1" style:family="text">
      <style:text-properties officeooo:rsid="0ce63539"/>
    </style:style>
    <style:style style:name="T2" style:family="text">
      <style:text-properties officeooo:rsid="0f8a1cca"/>
    </style:style>
    <style:style style:name="T3" style:family="text">
      <style:text-properties officeooo:rsid="0f8ca85c"/>
    </style:style>
    <style:style style:name="T4" style:family="text">
      <style:text-properties officeooo:rsid="0f9042c9"/>
    </style:style>
    <style:style style:name="T5" style:family="text">
      <style:text-properties officeooo:rsid="0f9fdfac"/>
    </style:style>
    <style:style style:name="T6" style:family="text">
      <style:text-properties officeooo:rsid="0fa01b2f"/>
    </style:style>
    <style:style style:name="T7" style:family="text">
      <style:text-properties officeooo:rsid="0fa27cda"/>
    </style:style>
    <style:style style:name="T8" style:family="text">
      <style:text-properties officeooo:rsid="106031ff"/>
    </style:style>
    <style:style style:name="T9" style:family="text">
      <style:text-properties officeooo:rsid="10677cd7"/>
    </style:style>
    <style:style style:name="T10" style:family="text">
      <style:text-properties officeooo:rsid="106998d5"/>
    </style:style>
    <style:style style:name="T11" style:family="text">
      <style:text-properties officeooo:rsid="106b5fc6"/>
    </style:style>
    <style:style style:name="T12" style:family="text">
      <style:text-properties officeooo:rsid="106e8d66"/>
    </style:style>
    <style:style style:name="T13" style:family="text">
      <style:text-properties fo:font-style="italic" style:font-style-asian="italic" style:font-style-complex="italic"/>
    </style:style>
    <style:style style:name="T14" style:family="text">
      <style:text-properties officeooo:rsid="12726111"/>
    </style:style>
    <style:style style:name="T15" style:family="text">
      <style:text-properties officeooo:rsid="127ef7e2"/>
    </style:style>
    <style:style style:name="T16" style:family="text">
      <style:text-properties fo:font-variant="normal" fo:text-transform="none" fo:color="#222222" style:font-name="sans-serif" fo:font-size="8.39999961853027pt" fo:letter-spacing="normal" fo:font-style="normal" fo:font-weight="normal"/>
    </style:style>
    <style:style style:name="T17" style:family="text">
      <style:text-properties fo:font-variant="normal" fo:text-transform="none" fo:color="#222222" fo:letter-spacing="normal"/>
    </style:style>
    <style:style style:name="T1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9" style:family="text">
      <style:text-properties officeooo:rsid="129600e9"/>
    </style:style>
    <style:style style:name="T20" style:family="text">
      <style:text-properties officeooo:rsid="13221dbd"/>
    </style:style>
    <style:style style:name="T21" style:family="text">
      <style:text-properties officeooo:rsid="132579e9"/>
    </style:style>
    <style:style style:name="T22" style:family="text">
      <style:text-properties officeooo:rsid="1328c162"/>
    </style:style>
    <style:style style:name="T23" style:family="text">
      <style:text-properties officeooo:rsid="132bec48"/>
    </style:style>
    <style:style style:name="T24" style:family="text">
      <style:text-properties officeooo:rsid="132cfd1a"/>
    </style:style>
    <style:style style:name="T25" style:family="text">
      <style:text-properties officeooo:rsid="1331a32f"/>
    </style:style>
    <style:style style:name="T26" style:family="text">
      <style:text-properties officeooo:rsid="1332bedf"/>
    </style:style>
    <style:style style:name="T27" style:family="text">
      <style:text-properties officeooo:rsid="13373213"/>
    </style:style>
    <style:style style:name="T28" style:family="text">
      <style:text-properties officeooo:rsid="13387698"/>
    </style:style>
    <style:style style:name="T29" style:family="text">
      <style:text-properties officeooo:rsid="133e8dd4"/>
    </style:style>
    <style:style style:name="T30" style:family="text">
      <style:text-properties officeooo:rsid="13426b71"/>
    </style:style>
    <style:style style:name="T31" style:family="text">
      <style:text-properties officeooo:rsid="13452df9"/>
    </style:style>
    <style:style style:name="T32" style:family="text">
      <style:text-properties officeooo:rsid="13474bdf"/>
    </style:style>
    <style:style style:name="T33" style:family="text">
      <style:text-properties officeooo:rsid="13494adb"/>
    </style:style>
    <style:style style:name="T34" style:family="text">
      <style:text-properties officeooo:rsid="134c735f"/>
    </style:style>
    <style:style style:name="T35" style:family="text">
      <style:text-properties officeooo:rsid="134e357a"/>
    </style:style>
    <style:style style:name="T36" style:family="text">
      <style:text-properties officeooo:rsid="135909bf"/>
    </style:style>
    <style:style style:name="T37" style:family="text">
      <style:text-properties officeooo:rsid="1359e350"/>
    </style:style>
    <style:style style:name="T38" style:family="text">
      <style:text-properties officeooo:rsid="1354f1ba"/>
    </style:style>
    <style:style style:name="T39" style:family="text">
      <style:text-properties officeooo:rsid="13570132"/>
    </style:style>
    <style:style style:name="T40" style:family="text">
      <style:text-properties officeooo:rsid="135a36cd"/>
    </style:style>
    <style:style style:name="T41" style:family="text">
      <style:text-properties officeooo:rsid="135bab9f"/>
    </style:style>
    <style:style style:name="T42" style:family="text">
      <style:text-properties officeooo:rsid="135e9f2f"/>
    </style:style>
    <style:style style:name="T43" style:family="text">
      <style:text-properties officeooo:rsid="1360514e"/>
    </style:style>
    <style:style style:name="T44" style:family="text">
      <style:text-properties officeooo:rsid="13620b15"/>
    </style:style>
    <style:style style:name="T45" style:family="text">
      <style:text-properties officeooo:rsid="1363fcd6"/>
    </style:style>
    <style:style style:name="T46" style:family="text">
      <style:text-properties officeooo:rsid="1365aead"/>
    </style:style>
    <style:style style:name="T47" style:family="text">
      <style:text-properties officeooo:rsid="136c875a"/>
    </style:style>
    <style:style style:name="T48" style:family="text">
      <style:text-properties officeooo:rsid="13770b89"/>
    </style:style>
    <style:style style:name="T49" style:family="text">
      <style:text-properties officeooo:rsid="1377ee49"/>
    </style:style>
    <style:style style:name="T50" style:family="text">
      <style:text-properties officeooo:rsid="137a27a7"/>
    </style:style>
    <style:style style:name="T51" style:family="text">
      <style:text-properties officeooo:rsid="137d7d08"/>
    </style:style>
    <style:style style:name="T52" style:family="text">
      <style:text-properties officeooo:rsid="1380f768"/>
    </style:style>
    <style:style style:name="T53" style:family="text">
      <style:text-properties officeooo:rsid="138273ec"/>
    </style:style>
    <style:style style:name="T54" style:family="text">
      <style:text-properties officeooo:rsid="138da31b"/>
    </style:style>
    <style:style style:name="T55" style:family="text">
      <style:text-properties officeooo:rsid="1393f3bc"/>
    </style:style>
    <style:style style:name="T56" style:family="text">
      <style:text-properties officeooo:rsid="1395d49a"/>
    </style:style>
    <style:style style:name="T57" style:family="text">
      <style:text-properties officeooo:rsid="13990595"/>
    </style:style>
    <style:style style:name="T58" style:family="text">
      <style:text-properties officeooo:rsid="139b8fc8"/>
    </style:style>
    <style:style style:name="T59" style:family="text">
      <style:text-properties officeooo:rsid="13a299ef"/>
    </style:style>
    <style:style style:name="T60" style:family="text">
      <style:text-properties officeooo:rsid="13b7f7d4"/>
    </style:style>
    <style:style style:name="T61" style:family="text">
      <style:text-properties officeooo:rsid="13b89c21"/>
    </style:style>
    <style:style style:name="T62" style:family="text">
      <style:text-properties officeooo:rsid="13c9d034"/>
    </style:style>
    <style:style style:name="T63" style:family="text">
      <style:text-properties officeooo:rsid="13cded6b"/>
    </style:style>
    <style:style style:name="T64" style:family="text">
      <style:text-properties officeooo:rsid="13d31a49"/>
    </style:style>
    <style:style style:name="T65" style:family="text">
      <style:text-properties officeooo:rsid="13d47a82"/>
    </style:style>
    <style:style style:name="T66" style:family="text">
      <style:text-properties officeooo:rsid="13d6ceaf"/>
    </style:style>
    <style:style style:name="T67" style:family="text">
      <style:text-properties officeooo:rsid="13d93c3f"/>
    </style:style>
    <style:style style:name="T68" style:family="text">
      <style:text-properties officeooo:rsid="13bc7d56"/>
    </style:style>
    <style:style style:name="T69" style:family="text">
      <style:text-properties officeooo:rsid="13bbbc9d"/>
    </style:style>
    <style:style style:name="T70" style:family="text">
      <style:text-properties officeooo:rsid="13bcbd96"/>
    </style:style>
    <style:style style:name="T71" style:family="text">
      <style:text-properties officeooo:rsid="138f0839"/>
    </style:style>
    <style:style style:name="T72" style:family="text">
      <style:text-properties officeooo:rsid="13e26b31"/>
    </style:style>
    <style:style style:name="T73" style:family="text">
      <style:text-properties officeooo:rsid="13e3ee87"/>
    </style:style>
    <style:style style:name="T74" style:family="text">
      <style:text-properties officeooo:rsid="13e41e8a"/>
    </style:style>
    <style:style style:name="T75" style:family="text">
      <style:text-properties officeooo:rsid="13e67713"/>
    </style:style>
    <style:style style:name="T76" style:family="text">
      <style:text-properties officeooo:rsid="13eb5d0a"/>
    </style:style>
    <style:style style:name="T77" style:family="text">
      <style:text-properties fo:language="cs" fo:country="CZ"/>
    </style:style>
    <style:style style:name="T78" style:family="text">
      <style:text-properties officeooo:rsid="13fd00a9"/>
    </style:style>
    <style:style style:name="T79" style:family="text">
      <style:text-properties officeooo:rsid="13fd8a9c"/>
    </style:style>
    <style:style style:name="T80" style:family="text">
      <style:text-properties officeooo:rsid="14029b40"/>
    </style:style>
    <style:style style:name="T81" style:family="text">
      <style:text-properties officeooo:rsid="1403fda0"/>
    </style:style>
    <style:style style:name="T82" style:family="text">
      <style:text-properties officeooo:rsid="14099e17"/>
    </style:style>
    <style:style style:name="T83" style:family="text">
      <style:text-properties officeooo:rsid="14112d66"/>
    </style:style>
    <style:style style:name="T84" style:family="text">
      <style:text-properties officeooo:rsid="14191880"/>
    </style:style>
    <style:style style:name="T85" style:family="text">
      <style:text-properties officeooo:rsid="141d184b"/>
    </style:style>
    <style:style style:name="T86" style:family="text">
      <style:text-properties officeooo:rsid="14316648"/>
    </style:style>
    <style:style style:name="T87" style:family="text">
      <style:text-properties officeooo:rsid="14331995"/>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
      <text:p text:style-name="Text_20_body"/>
      <text:p text:style-name="Text_20_body"/>
      <text:p text:style-name="P66">Dakara</text:p>
      <text:p text:style-name="P65"/>
      <text:p text:style-name="P65"/>
      <text:p text:style-name="P68">Dungeoncrawl</text:p>
      <text:p text:style-name="P67"/>
      <text:p text:style-name="P69">Setting</text:p>
      <text:p text:style-name="P67"/>
      <text:p text:style-name="P67"/>
      <text:p text:style-name="P67"/>
      <text:p text:style-name="P67"/>
      <text:p text:style-name="P70"/>
      <text:p text:style-name="P1"/>
      <text:p text:style-name="P7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77"><text:a xlink:type="simple" xlink:href="#__RefHeading___Toc14466_3223281266" text:style-name="Internet_20_link" text:visited-style-name="Internet_20_link">Staré říše Řádu a Chaosu</text:a><text:tab/>4</text:p>
          <text:p text:style-name="P76"><text:a xlink:type="simple" xlink:href="#__RefHeading___Toc183_3598193345" text:style-name="Internet_20_link" text:visited-style-name="Internet_20_link">Proč staré říše zanikly?</text:a><text:tab/>4</text:p>
          <text:p text:style-name="P76"><text:a xlink:type="simple" xlink:href="#__RefHeading___Toc185_3598193345" text:style-name="Internet_20_link" text:visited-style-name="Internet_20_link">Dlouhověkost elfů a trpaslíků</text:a><text:tab/>5</text:p>
          <text:p text:style-name="P76"><text:a xlink:type="simple" xlink:href="#__RefHeading___Toc1281_909118251" text:style-name="Internet_20_link" text:visited-style-name="Internet_20_link">Jak je to s magickým posilováním</text:a><text:tab/>5</text:p>
          <text:p text:style-name="P77"><text:a xlink:type="simple" xlink:href="#__RefHeading___Toc1640_3317394773" text:style-name="Internet_20_link" text:visited-style-name="Internet_20_link">Geografie</text:a><text:tab/>5</text:p>
          <text:p text:style-name="P76"><text:a xlink:type="simple" xlink:href="#__RefHeading___Toc14468_3223281266" text:style-name="Internet_20_link" text:visited-style-name="Internet_20_link">Kolonie</text:a><text:tab/>5</text:p>
          <text:p text:style-name="P76"><text:a xlink:type="simple" xlink:href="#__RefHeading___Toc1642_3317394773" text:style-name="Internet_20_link" text:visited-style-name="Internet_20_link">Divočina</text:a><text:tab/>6</text:p>
          <text:p text:style-name="P76"><text:a xlink:type="simple" xlink:href="#__RefHeading___Toc1644_3317394773" text:style-name="Internet_20_link" text:visited-style-name="Internet_20_link">Lidská říše</text:a><text:tab/>6</text:p>
          <text:p text:style-name="P77"><text:a xlink:type="simple" xlink:href="#__RefHeading___Toc1646_3317394773" text:style-name="Internet_20_link" text:visited-style-name="Internet_20_link">Bestiář</text:a><text:tab/>7</text:p>
          <text:p text:style-name="P76"><text:a xlink:type="simple" xlink:href="#__RefHeading___Toc14470_3223281266" text:style-name="Internet_20_link" text:visited-style-name="Internet_20_link">Jak je to se summonováním a pod.</text:a><text:tab/>7</text:p>
          <text:p text:style-name="P76"><text:a xlink:type="simple" xlink:href="#__RefHeading___Toc14472_3223281266" text:style-name="Internet_20_link" text:visited-style-name="Internet_20_link">Přivolaní tvorové</text:a><text:tab/>8</text:p>
          <text:p text:style-name="P76"><text:a xlink:type="simple" xlink:href="#__RefHeading___Toc1293_909118251" text:style-name="Internet_20_link" text:visited-style-name="Internet_20_link">Démoni</text:a><text:tab/>9</text:p>
          <text:p text:style-name="P76"><text:a xlink:type="simple" xlink:href="#__RefHeading___Toc1648_3317394773" text:style-name="Internet_20_link" text:visited-style-name="Internet_20_link">Nemrtví</text:a><text:tab/>9</text:p>
          <text:p text:style-name="P77"><text:a xlink:type="simple" xlink:href="#__RefHeading___Toc14474_3223281266" text:style-name="Internet_20_link" text:visited-style-name="Internet_20_link">Mapy</text:a><text:tab/>13</text:p>
          <text:p text:style-name="P76"><text:a xlink:type="simple" xlink:href="#__RefHeading___Toc14476_3223281266" text:style-name="Internet_20_link" text:visited-style-name="Internet_20_link">První město</text:a><text:tab/>13</text:p>
          <text:p text:style-name="P77"><text:a xlink:type="simple" xlink:href="#__RefHeading___Toc14478_3223281266" text:style-name="Internet_20_link" text:visited-style-name="Internet_20_link">Říše</text:a><text:tab/>17</text:p>
          <text:p text:style-name="P77"><text:a xlink:type="simple" xlink:href="#__RefHeading___Toc14480_3223281266" text:style-name="Internet_20_link" text:visited-style-name="Internet_20_link">Vadora</text:a><text:tab/>18</text:p>
          <text:p text:style-name="P76"><text:a xlink:type="simple" xlink:href="#__RefHeading___Toc14482_3223281266" text:style-name="Internet_20_link" text:visited-style-name="Internet_20_link">Správa města</text:a><text:tab/>18</text:p>
          <text:p text:style-name="P76"><text:a xlink:type="simple" xlink:href="#__RefHeading___Toc14484_3223281266" text:style-name="Internet_20_link" text:visited-style-name="Internet_20_link">Slavnosti</text:a><text:tab/>21</text:p>
          <text:p text:style-name="P76"><text:a xlink:type="simple" xlink:href="#__RefHeading___Toc14486_3223281266" text:style-name="Internet_20_link" text:visited-style-name="Internet_20_link">Lokace</text:a><text:tab/>21</text:p>
        </text:index-body>
      </text:table-of-content>
      <text:p text:style-name="P74"/>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2">Verze 0.<text:span text:style-name="T1">0</text:span></text:p>
      <text:p text:style-name="P74"/>
      <text:h text:style-name="P138" text:outline-level="1">IDEAS:</text:h>
      <text:p text:style-name="P53">- Vzácná ruda, která se hledá osvícením magickým světlem – následně ve tmě fosforeskuje.</text:p>
      <text:h text:style-name="Heading_20_1" text:outline-level="1"><text:bookmark-start text:name="__RefHeading___Toc14466_3223281266"/>Staré říše Řádu a Chaosu<text:bookmark-end text:name="__RefHeading___Toc14466_3223281266"/></text:h>
      <text:h text:style-name="Heading_20_2" text:outline-level="2"><text:bookmark-start text:name="__RefHeading___Toc183_3598193345"/>Proč staré říše zanikly?<text:bookmark-end text:name="__RefHeading___Toc183_3598193345"/></text:h>
      <text:p text:style-name="P4">Nějaká zbraň se ji<text:span text:style-name="T19">m</text:span> vykmnula z rukou (Draci? Démoni? <text:span text:style-name="T14">Draci ne, ti jsou z dob říše ogrů</text:span>). Možná to dokonce byla řetězová reakce – nejdřív se vzepřeli draci, díky jejich řádění se pak uvolnili mocní démoni, atd.</text:p>
      <text:p text:style-name="P4">Někde ve starých záznamech by měly být zmínky vnitřního rozkolu – démoni, nemrtví, draci a podobně jsou stvoření chaosu, takže elfští kněží určitě proti takovým praktikám brojili.</text:p>
      <text:p text:style-name="P5">Magická věž (první dobrodružství) zjevně patřila opoziční frakci, která naopak tlačila na pilu a dělala výzkum nových zbraní.</text:p>
      <text:p text:style-name="P6">Trpaslíci to budou mít podobně (těm se zas <text:span text:style-name="T2">v</text:span>zbouřilo něco jiného – co?).</text:p>
      <text:list xml:id="list321107683" text:style-name="L1">
        <text:list-item>
          <text:p text:style-name="P81">Tohle je asi klíčovej motiv celého settingu.</text:p>
          <text:list>
            <text:list-item>
              <text:p text:style-name="P81"><text:span text:style-name="T3">P</text:span>ostavy by měly postupně odhalovat <text:span text:style-name="T3">různé magické zbraně, se kterými elfové a trpaslíci experimentovali – často to je převzaté od orků a tak.</text:span></text:p>
            </text:list-item>
            <text:list-item>
              <text:p text:style-name="P82">Dále zmínky o interních frakcích a opozici.</text:p>
            </text:list-item>
            <text:list-item>
              <text:p text:style-name="P82"><text:soft-page-break/>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7">Staré rasy byly dlouhověké. Nikoliv však od přírody, ale díky své magii. Efekt stále trochu přetrvává, takže trpaslíci se pořád běžně dožívají přes 100 let a elfové přes 1<text:span text:style-name="T4">2</text:span>0 – už to ale nejsou staletí.</text:p>
      <text:h text:style-name="Heading_20_2" text:outline-level="2"><text:bookmark-start text:name="__RefHeading___Toc1281_909118251"/>Jak je to s magickým posilováním<text:bookmark-end text:name="__RefHeading___Toc1281_909118251"/></text:h>
      <text:p text:style-name="P8">Řád</text:p>
      <text:list xml:id="list3698397351" text:style-name="L2">
        <text:list-item>
          <text:p text:style-name="P83"><text:span text:style-name="T76">power</text:span> crystal<text:span text:style-name="T6">s</text:span></text:p>
        </text:list-item>
      </text:list>
      <text:p text:style-name="P8">Chaos</text:p>
      <text:list xml:id="list1680845348" text:style-name="L3">
        <text:list-item>
          <text:p text:style-name="P84">krvavé rituály</text:p>
          <text:list>
            <text:list-item>
              <text:p text:style-name="P84">mutace <text:span text:style-name="T7">(možná ne vyloženě deformace a chapadla, ale spíš větší svaly, změna barvy kůže, krvavé oči… Celkově mnohem víc „feral“ vzezření).</text:span></text:p>
            </text:list-item>
            <text:list-item>
              <text:p text:style-name="P84">spojené s agresivitou, ztrátou schopnosti rozmnožování a <text:span text:style-name="T5">postupnou ztrátou příčetnosti</text:span></text:p>
            </text:list-item>
          </text:list>
        </text:list-item>
      </text:list>
      <text:h text:style-name="Heading_20_2" text:outline-level="2">Staří elfové</text:h>
      <text:h text:style-name="Heading_20_3" text:outline-level="3">Šlechtické tituly</text:h>
      <text:p text:style-name="P54">/*</text:p>
      <text:p text:style-name="P59">Inspirace:</text:p>
      <text:p text:style-name="P54"><text:soft-page-break/>Byzantinci:</text:p>
      <text:p text:style-name="P54"><text:a xlink:type="simple" xlink:href="https://www.nobilitytitles.net/pages/Byzantine-Nobility.html" text:style-name="Internet_20_link" text:visited-style-name="Visited_20_Internet_20_Link">https://www.nobilitytitles.net/pages/Byzantine-Nobility.html</text:a></text:p>
      <text:p text:style-name="P56">Persia (Quajar dynasty)</text:p>
      <text:p text:style-name="P56"><text:a xlink:type="simple" xlink:href="https://www.royalark.net/Persia/persia-titles.htm" text:style-name="Internet_20_link" text:visited-style-name="Visited_20_Internet_20_Link">https://www.royalark.net/Persia/persia-titles.htm</text:a></text:p>
      <text:p text:style-name="P56">*/</text:p>
      <text:p text:style-name="P57">Urozený pán</text:p>
      <text:p text:style-name="P57"><text:tab/>obecné označení šle<text:span text:style-name="T85">c</text:span>htického stavu</text:p>
      <text:p text:style-name="P58"><text:tab/>+ se dodávalo, čemu vládne.</text:p>
      <text:p text:style-name="P58">Urozený pán Glandir, vládce Nadarského panství.</text:p>
      <text:h text:style-name="Heading_20_3" text:outline-level="3">Vojenské hodnosti</text:h>
      <text:p text:style-name="P60">Staří elfové vojenské hodnosti nepotřebovali a neměli. „Urozený pán“ byl automaticky důstojníkem v armádě. K tomu se případně dodávalo, čemu velí:</text:p>
      <text:p text:style-name="P55">„Urozený pán Blabla, velitel druhé divize armády krále Nabla.“</text:p>
      <text:p text:style-name="P55">„<text:span text:style-name="T84">Urozený pán Glandir, velitel tvrze Nadar.</text:span>“</text:p>
      <text:h text:style-name="Heading_20_2" text:outline-level="2">Staří trpaslíci</text:h>
      <text:h text:style-name="P135" text:outline-level="1">Obchod</text:h>
      <text:p text:style-name="P61">V době bronzové (Chetité, Mykéňan<text:span text:style-name="T86">é</text:span>, <text:span text:style-name="T86">Mínójci, Egypťané, Babylóňané, Asyřané, Kanajci (Canaanites), Kypřané</text:span>):</text:p>
      <text:list xml:id="list3005124897" text:style-name="L4">
        <text:list-item>
          <text:p text:style-name="P85">zrno, pivo, olivový olej</text:p>
        </text:list-item>
        <text:list-item>
          <text:p text:style-name="P86"><text:soft-page-break/>Kovy: měď, cín, zlato, stříbro</text:p>
          <text:list>
            <text:list-item>
              <text:p text:style-name="P85">měděné ingoty (30 kg)</text:p>
              <text:list>
                <text:list-item>
                  <text:p text:style-name="P87">loď uvezla 10 tun mědi + 1 tunu cínu (to je možná správnej poměr na bronz, btw)</text:p>
                </text:list-item>
              </text:list>
            </text:list-item>
          </text:list>
        </text:list-item>
        <text:list-item>
          <text:p text:style-name="P88">ingoty (bochníky) surového skla – barveného do modra, fialova, červena, hněda.</text:p>
        </text:list-item>
        <text:list-item>
          <text:p text:style-name="P89">Smůla (resin) z pistáciového stromu (pistachio tree)?</text:p>
          <text:list>
            <text:list-item>
              <text:p text:style-name="P89">Vyráběly se z ní parfémy.</text:p>
            </text:list-item>
          </text:list>
        </text:list-item>
        <text:list-item>
          <text:p text:style-name="P90">Slonovina (převážně z nosorožců)</text:p>
          <text:list>
            <text:list-item>
              <text:p text:style-name="P91">surová i zpracovaná</text:p>
            </text:list-item>
          </text:list>
        </text:list-item>
        <text:list-item>
          <text:p text:style-name="P92">Hotové výrobky:</text:p>
          <text:list>
            <text:list-item>
              <text:p text:style-name="P92">Zbraně…</text:p>
            </text:list-item>
            <text:list-item>
              <text:p text:style-name="P93">pottery (err, nádobí?)</text:p>
            </text:list-item>
          </text:list>
        </text:list-item>
      </text:list>
      <text:p text:style-name="P62">Egypt – monopol na zlato.</text:p>
      <text:p text:style-name="P62">Kypr – ložiska mědi (Cypr<text:span text:style-name="T87">o</text:span>s = měď).</text:p>
      <text:p text:style-name="P63">Cín se těžil daleko na východě.</text:p>
      <text:p text:style-name="P64">Řecko – stříbrné doly.</text:p>
      <text:h text:style-name="Heading_20_1" text:outline-level="1"><text:bookmark-start text:name="__RefHeading___Toc1640_3317394773"/><text:soft-page-break/>Geografie<text:bookmark-end text:name="__RefHeading___Toc1640_3317394773"/></text:h>
      <text:h text:style-name="Heading_20_2" text:outline-level="2"><text:bookmark-start text:name="__RefHeading___Toc14468_3223281266"/>Kolonie<text:bookmark-end text:name="__RefHeading___Toc14468_3223281266"/></text:h>
      <text:p text:style-name="P15">Na pobřeží západního kontinentu jsou jednotlivá přístavní města – asi jako Fénická. <text:span text:style-name="T20">Hlouběji do vnitrozemí je divočina.<text:line-break/><text:tab/>Města chrání armáda (legie?) a zároveň tím drží pod kontrolou separatistické tendence.</text:span></text:p>
      <text:list xml:id="list2365135294" text:style-name="L5">
        <text:list-item>
          <text:p text:style-name="P94">Časem se ale krize na východním kontinentu vyhrotí a armáda bude odvolána (i s loďstvem, nějak ji musej převést). <text:span text:style-name="T21">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1">Divočina byla jednak osídlena silným orckým kmenem (který byl v rámci invaze poražen) a kromě toho to bylo území pod nábožensk<text:span text:style-name="T11">ým</text:span> <text:span text:style-name="T11">tabu</text:span>. <text:span text:style-name="T12">Církev teď sice tabu stáhnula, ale ne všichni kněží to respektují.</text:span></text:p>
      <text:h text:style-name="P132" text:outline-level="2"><text:bookmark-start text:name="__RefHeading___Toc1644_3317394773"/>Lidská říše<text:bookmark-end text:name="__RefHeading___Toc1644_3317394773"/></text:h>
      <text:p text:style-name="P12">(<text:span text:style-name="T15">Asi císařství, p</text:span>okud to teda nebude spíš republika. <text:span text:style-name="T8">Možná to původně byla republika a zrovna nedávno se z ní stalo císařství</text:span>).</text:p>
      <text:list xml:id="list3594859094" text:style-name="L6">
        <text:list-item>
          <text:p text:style-name="P95">Provinciím vládnou místodržící.</text:p>
        </text:list-item>
      </text:list>
      <text:p text:style-name="P13">Vesnicím říkat osady.</text:p>
      <text:p text:style-name="P13">Na kontinentu je hladomor <text:span text:style-name="T9">(války, sucha, povodně...)</text:span>, kolonie mají dodávat jídlo.</text:p>
      <text:p text:style-name="P14"><text:soft-page-break/>Kolonie jsou na prvních několik let osvobozeny od daní, <text:span text:style-name="T10">pak se daní v naturáliích (jídlo).</text:span></text:p>
      <text:p text:style-name="P10"/>
      <text:p text:style-name="P10">Ještě jiná idea: „Výchozí“ civilizace jsou svobodné městské státy, bývalé kolonie císařství. A císařství je ještě dál na východě a bude se snažit expandovat.</text:p>
      <text:list xml:id="list4007870658" text:style-name="L7">
        <text:list-item>
          <text:p text:style-name="P96">Obchod, zejména námořní</text:p>
        </text:list-item>
        <text:list-item>
          <text:p text:style-name="P96">Piráti</text:p>
        </text:list-item>
      </text:list>
      <text:h text:style-name="Heading_20_1" text:outline-level="1"><text:bookmark-start text:name="__RefHeading___Toc14474_3223281266"/>Mapy<text:bookmark-end text:name="__RefHeading___Toc14474_3223281266"/></text:h>
      <text:h text:style-name="P133" text:outline-level="2"><text:bookmark-start text:name="__RefHeading___Toc14476_3223281266"/>První město<text:bookmark-end text:name="__RefHeading___Toc14476_3223281266"/></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soft-page-break/><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2">3</text:span></text:p>
      <text:p text:style-name="Example">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4">+</text:span>Varianta <text:span text:style-name="T23">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text:soft-page-break/>Varianta <text:span text:style-name="T25">6</text:span></text:p>
      <text:p text:style-name="Example">Bez předměstí:</text:p>
      <text:p text:style-name="Example"><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7">+</text:span>Varianta <text:span text:style-name="T26">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6">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8">++</text:span>Varianta <text:span text:style-name="T26">9</text:span></text:p>
      <text:p text:style-name="Example">Bez předměstí:</text:p>
      <text:p text:style-name="Example"><text:soft-page-break/><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6">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6">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127" text:outline-level="4"><text:span text:style-name="T29">+++</text:span>Varianta <text:span text:style-name="T26">11</text:span></text:h>
      <text:p text:style-name="P18">Bez předměstí:</text:p>
      <text:p text:style-name="P18"><text:soft-page-break/><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6">S předměstími:</text:p>
      <text:p text:style-name="P17"><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P136" text:outline-level="1">Rasy</text:h>
      <text:h text:style-name="P128" text:outline-level="4">Obři</text:h>
      <text:p text:style-name="P52">Jsou ogři totéž co obři?</text:p>
      <text:p text:style-name="P52">- Možná dnešní obři jsou potomci dávných ogrů?</text:p>
      <text:p text:style-name="P52">(Asi by to tak být mělo, protože ta slova jsou velice podobná. )</text:p>
      <text:h text:style-name="Heading_20_4" text:outline-level="4">Trpaslíci</text:h>
      <text:p text:style-name="P51">Staří trpaslíci <text:span text:style-name="T83">(a možná ani elfové?)</text:span> dost možná vůbec neměli koncept lásky – neměli pro ni ani slovo. <text:span text:style-name="T83">V jejich literatuře tudíž nejsou žádné příběhy o lásce.</text:span></text:p>
      <text:h text:style-name="Heading_20_1" text:outline-level="1"><text:bookmark-start text:name="__RefHeading___Toc14478_3223281266"/>Říše<text:bookmark-end text:name="__RefHeading___Toc14478_3223281266"/></text:h>
      <text:p text:style-name="P44">Icénie – něco jako fénície, samostatná přístavní města.</text:p>
      <text:p text:style-name="P45">D<text:span text:style-name="T78">ó</text:span>r<text:span text:style-name="T79">ské kráslovství (Dórsko), Dórská říše</text:span> – <text:span text:style-name="T79">Dórvé</text:span>, <text:span text:style-name="T79">Dórská aristokracie (to by asi šlo).</text:span></text:p>
      <text:p text:style-name="P48">TODO: Jméno hlavního města Dórského království.</text:p>
      <text:p text:style-name="P19"><text:soft-page-break/>Vojen<text:span text:style-name="T30">s</text:span>ké hodnosti</text:p>
      <text:list xml:id="list1284013217" text:style-name="L8">
        <text:list-item>
          <text:p text:style-name="P97">Stratég (vrchní velitel, ale v době po smrti dobyvatele by to mohl být i místodržící)</text:p>
        </text:list-item>
        <text:list-item>
          <text:p text:style-name="P98">Ilarch (velitel jednotky o 200 mužích)</text:p>
          <text:list>
            <text:list-item>
              <text:p text:style-name="P126">V Religionu jsem to udělal trochu jinak.</text:p>
            </text:list-item>
          </text:list>
        </text:list-item>
      </text:list>
      <text:p text:style-name="P25">Správní tituly</text:p>
      <text:p text:style-name="P26">Daidochové – původně generálové v armádě Dobyvatele, po jeho smrti si někteří z nich nárokují trůn a pouští se mezi sebou do války.</text:p>
      <text:p text:style-name="P26">Satrapové – správci provincií <text:span text:style-name="T39">říše</text:span>. <text:span text:style-name="T39">Původně je jmenoval</text:span> velekrál <text:span text:style-name="T39">(tedy Dobyvatel)</text:span>, v době válek <text:span text:style-name="T40">d</text:span>aidochů <text:span text:style-name="T38">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9">Exactor? (místodržící <text:span text:style-name="T31">v Egyptě</text:span>)</text:p>
      <text:p text:style-name="P20">Archon (vládce – <text:span text:style-name="T32">možná města?</text:span>)</text:p>
      <text:p text:style-name="P20"/>
      <text:p text:style-name="P22">Národ dobyvatelů</text:p>
      <text:p text:style-name="P22">- <text:span text:style-name="T34">jejich šlechta stojí nad šlechtou podrobených národů.</text:span></text:p>
      <text:p text:style-name="P22">- <text:span text:style-name="T35">považují se za nejlepší válečníky (z části právem)</text:span></text:p>
      <text:p text:style-name="P20"><text:span text:style-name="T16">, </text:span><text:a xlink:type="simple" xlink:href="https://en.wikipedia.org/wiki/Ancient_Macedonians" text:style-name="Internet_20_link" text:visited-style-name="Visited_20_Internet_20_Link"><text:span text:style-name="T18">the Macedonians</text:span></text:a><text:span text:style-name="T17"> </text:span><text:span text:style-name="T16">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18">wild boar</text:span></text:a><text:span text:style-name="T16">.</text:span> </text:p>
      <text:p text:style-name="P20"><text:span text:style-name="T16">Macedonian cavalry, wearing </text:span><text:a xlink:type="simple" xlink:href="https://en.wikipedia.org/wiki/Muscled_cuirass" text:style-name="Internet_20_link" text:visited-style-name="Visited_20_Internet_20_Link"><text:span text:style-name="T18">muscled cuirasses</text:span></text:a> </text:p>
      <text:p text:style-name="P20"><text:soft-page-break/></text:p>
      <text:p text:style-name="P21">Poznámky k příběhu:</text:p>
      <text:p text:style-name="P21">- někdo do města povolá žoldáky „<text:span text:style-name="T33">na ochranu“. Dá je k ruce městské správě, ale platit je bude pořád on…</text:span></text:p>
      <text:p text:style-name="P21"/>
      <text:p text:style-name="P23">Zrovna zkoumám:</text:p>
      <text:p text:style-name="P23"><text:a xlink:type="simple" xlink:href="https://en.wikipedia.org/wiki/Ancient_Macedonian_army" text:style-name="Internet_20_link" text:visited-style-name="Visited_20_Internet_20_Link">https://en.wikipedia.org/wiki/Ancient_Macedonian_army</text:a></text:p>
      <text:p text:style-name="P23"><text:a xlink:type="simple" xlink:href="https://en.wikipedia.org/wiki/Government_of_Macedonia_(ancient_kingdom" text:style-name="Internet_20_link" text:visited-style-name="Visited_20_Internet_20_Link">https://en.wikipedia.org/wiki/Government_of_Macedonia_(ancient_kingdom</text:a>)</text:p>
      <text:p text:style-name="P23"><text:a xlink:type="simple" xlink:href="https://en.wikipedia.org/wiki/Macedonia_(ancient_kingdom" text:style-name="Internet_20_link" text:visited-style-name="Visited_20_Internet_20_Link">https://en.wikipedia.org/wiki/Macedonia_(ancient_kingdom</text:a>)</text:p>
      <text:p text:style-name="P23"><text:a xlink:type="simple" xlink:href="https://en.wikipedia.org/wiki/Ancient_Macedonians" text:style-name="Internet_20_link" text:visited-style-name="Visited_20_Internet_20_Link">https://en.wikipedia.org/wiki/Ancient_Macedonians</text:a></text:p>
      <text:p text:style-name="P23"/>
      <text:h text:style-name="Heading_20_4" text:outline-level="4">Sesumírovaný setting pro postavy se znalostí historie:</text:h>
      <text:p text:style-name="P72">- Říše vznikla tím, že Dórský král Filip dobyl většinu známého světa. Poroto se jí ostatně říká Dórská říše.</text:p>
      <text:p text:style-name="P79"/>
      <text:p text:style-name="P71">- Dórské království bylo hodně militantní, skoro všechno se točilo kolem armády, fyzických sportů, vozatajství a tak (vzor je starověká Makedonie).</text:p>
      <text:p text:style-name="P73"/>
      <text:p text:style-name="P71">- Před Dórskou říší byla nejsilnějším "státem" Icénská říše (vzor je starověké Fénície). Nebyl to vyloženě stát, spíš obchodní společenství městských států s podobnou kulturou. Icéňané zakládali přístavní města, mimo jiné i Vadoru. Domovská Icénská města byla většinou <text:soft-page-break/>království, kolonie ale obvykle měly vlastní samosprávu - z té se pak ve Vadoře stal Senát.</text:p>
      <text:p text:style-name="P78"/>
      <text:p text:style-name="P78">- Zhruba generaci před Filipovým tažením Vadoru ovládlo Dórské království. Nebyla to vyloženě válka, prostě sem připlulo Dórské loďstvo a "nabídlo" Vadořanům Dórskou "ochranu". Výsledkem následné dohody je, že část křesel ve Vadorském senátu je dědičných - a dědičné právo na ně má nově příchozí Dórská aristokracie. Vadora má tudíž pořád technicky vzato samosprávu, ale prakticky je hodně těžké proti Dórské šlechtě cokoliv prohlasovat. Staré Icénské obchodnické rodiny z toho nemají radost, ale nemohou s tím nic udělat, protože město "chrání" Dórská armáda a loďstvo.</text:p>
      <text:h text:style-name="P137" text:outline-level="1"><text:bookmark-start text:name="__RefHeading___Toc14480_3223281266"/>Vadora<text:bookmark-end text:name="__RefHeading___Toc14480_3223281266"/></text:h>
      <text:p text:style-name="P46">Původně Icénské město, brzo ho ale obsadilo Dórské království.</text:p>
      <text:p text:style-name="P28">/* Kartágo mělo přes půl miliónu obyvatel (takže nějakých 50.000 klidně naše město mít může). */</text:p>
      <text:h text:style-name="Heading_20_2" text:outline-level="2"><text:bookmark-start text:name="__RefHeading___Toc14482_3223281266"/>Správa města<text:bookmark-end text:name="__RefHeading___Toc14482_3223281266"/></text:h>
      <text:p text:style-name="P33"><text:a xlink:type="simple" xlink:href="https://www.ancient.eu/Carthaginian_Government/" text:style-name="Internet_20_link" text:visited-style-name="Visited_20_Internet_20_Link">https://www.ancient.eu/Carthaginian_Government/</text:a></text:p>
      <text:p text:style-name="P34">Město je triarchie volená <text:span text:style-name="T54">a doplňovaná</text:span> senátem. <text:span text:style-name="T71">Vládnou mu triarchové:</text:span></text:p>
      <text:list xml:id="list591768521" text:style-name="L9">
        <text:list-item>
          <text:p text:style-name="P99"><text:span text:style-name="T69">Archon: </text:span>Di<text:span text:style-name="T60">á</text:span>ko<text:span text:style-name="T75">no</text:span>s</text:p>
          <text:list>
            <text:list-item>
              <text:p text:style-name="P100">má na starosti správu města</text:p>
            </text:list-item>
          </text:list>
        </text:list-item>
        <text:list-item>
          <text:p text:style-name="P101">Hierophant: <text:span text:style-name="T70">Ádrion</text:span></text:p>
          <text:list>
            <text:list-item>
              <text:p text:style-name="P100">má na starosti náboženství</text:p>
              <text:p text:style-name="P131"><text:soft-page-break/><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101">Stratég: <text:span text:style-name="T68">Doruvos</text:span></text:p>
          <text:list>
            <text:list-item>
              <text:p text:style-name="P100">velí armádě</text:p>
            </text:list-item>
          </text:list>
        </text:list-item>
      </text:list>
      <text:p text:style-name="P38"><text:span text:style-name="T73">Triarchové j</text:span>sou voleni senátem, vždy na 3 roky. Každý rok se volí jeden <text:span text:style-name="T55">z triarchů</text:span>.</text:p>
      <text:list xml:id="list14555730601893" text:continue-numbering="true" text:style-name="L9">
        <text:list-item>
          <text:p text:style-name="P104">Kandidát na <text:span text:style-name="T55">triarcha</text:span> nemusí být členem senátu, ale musí ho nějaký senátor navrhnout.</text:p>
          <text:list>
            <text:list-item>
              <text:p text:style-name="P105">Archon tradičně bývá senátor, Stratég <text:span text:style-name="T74">některý z velitelů armády</text:span> a Hierophant <text:span text:style-name="T74">někerý z kněží</text:span>.</text:p>
            </text:list-item>
          </text:list>
        </text:list-item>
        <text:list-item>
          <text:p text:style-name="P106"><text:span text:style-name="T55">Triarchové</text:span> soudí spory mezi senátory <text:span text:style-name="T56">(většinou hlasů)</text:span>.</text:p>
        </text:list-item>
        <text:list-item>
          <text:p text:style-name="P107">Pokud se triarchové na nějakém rozhodnutí shodnou, je považováno za platné. V opačném případě záležitost rozhodne senát.</text:p>
          <text:list>
            <text:list-item>
              <text:list>
                <text:list-item>
                  <text:p text:style-name="P108">I v případě shody musí triarchové rozhodnutí předložit senátu a vyslechnout si debatu (nehlasuje se, ale pokud dlouhodobě nebudou brát názory senátu <text:span text:style-name="T58">v potaz</text:span>, senát je může odvolat).</text:p>
                </text:list-item>
                <text:list-item>
                  <text:p text:style-name="P107">Týká se to i nových zákonů <text:span text:style-name="T57">(s výjimkou těch, které mění pravomoce senátu.</text:span></text:p>
                </text:list-item>
              </text:list>
            </text:list-item>
          </text:list>
        </text:list-item>
        <text:list-item>
          <text:p text:style-name="P109"><text:soft-page-break/><text:span text:style-name="T45">městský </text:span>senát</text:p>
          <text:list>
            <text:list-item>
              <text:p text:style-name="P110">Spory mezi <text:span text:style-name="T48">občany města</text:span> soudí pentarchy, což jsou náhodně vylosované pětičlenné skupiny senátorů.</text:p>
            </text:list-item>
          </text:list>
        </text:list-item>
        <text:list-item>
          <text:p text:style-name="P111"><text:span text:style-name="T51">Senátory (ty volené) volí s</text:span>hromáždění měšťanů (<text:span text:style-name="T46">svolává se do</text:span> Ago<text:span text:style-name="T46">ry</text:span>)</text:p>
        </text:list-item>
      </text:list>
      <text:p text:style-name="P29">Aristrokracie</text:p>
      <text:p text:style-name="P29">- několik soupeřících rodin</text:p>
      <text:p text:style-name="P30">Občanem (měšťanem) se stává každý, kdo ve městě vlastní dům <text:span text:style-name="T47">(tzn. občanství si lze koupit)</text:span>.</text:p>
      <text:p text:style-name="P30">- <text:span text:style-name="T49">občané platí daně (osoby bez občanství daně neplatí). Výše dané záleží na tom, jaký vliv a postavení si dotyčný chce koupit – jaké kdo platí daně je veřejné, takže je to otázka prestiže.</text:span></text:p>
      <text:p text:style-name="P31">Senátoři jsou z části voleni shromážděním občanů, část míst je vázána na vlastníky rezidencí (Ty jsou přesně vyjmenované a všechny patří aristokratům. <text:span text:style-name="T53">Zapsání nové rezidence do seznamu totiž vyžaduje 2/3 hlasů rezidenčních senátorů – tedy ne všech, ale pouze těch nevolených, takže aristokrati mohou snadno kontrolovat, koho si mezi sebe pustí</text:span>).</text:p>
      <text:p text:style-name="P31">- <text:span text:style-name="T52">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32">Osoby bez občanství</text:p>
      <text:list xml:id="list338411379" text:style-name="L10">
        <text:list-item>
          <text:p text:style-name="P112">dělí se na cizince a rezidenty (rezidenti mají větší práva)</text:p>
        </text:list-item>
        <text:list-item>
          <text:p text:style-name="P113">soudí je soudci jmenovaní archonem pro městské záležitosti</text:p>
        </text:list-item>
      </text:list>
      <text:p text:style-name="P39"><text:soft-page-break/>Ze zboží procházející přístavem se neplatí clo (veškeré příjmy města jsou z daní placených občany. Vychází to z toho, že je lepší mít bohaté občany, kteří si za své peníze dobrovolně koupí vliv a postavení, než <text:span text:style-name="T50">řešit různé celní podvody, platit celníky a tak).</text:span></text:p>
      <text:h text:style-name="Heading_20_2" text:outline-level="2"><text:bookmark-start text:name="__RefHeading___Toc14484_3223281266"/>Slavnosti<text:bookmark-end text:name="__RefHeading___Toc14484_3223281266"/></text:h>
      <text:h text:style-name="Heading_20_3" text:outline-level="3">Hry</text:h>
      <text:p text:style-name="P40"><text:a xlink:type="simple" xlink:href="https://en.wikipedia.org/wiki/Panathenaic_Games" text:style-name="Internet_20_link" text:visited-style-name="Visited_20_Internet_20_Link">https://en.wikipedia.org/wiki/Panathenaic_Games</text:a></text:p>
      <text:h text:style-name="P134" text:outline-level="2">Organizace a fakce</text:h>
      <text:h text:style-name="P129" text:outline-level="4">Stávající Stratég Doruvos</text:h>
      <text:p text:style-name="P47">Fakce sama o sobě – je nechutně bohatej a ctižádostivej. <text:span text:style-name="T80">V</text:span>í, čeho chce dosáhnout (<text:span text:style-name="T81">získat </text:span>absolutní moc) a jak to udělat.</text:p>
      <text:h text:style-name="Heading_20_4" text:outline-level="4">Stará Icénská šlechta</text:h>
      <text:h text:style-name="Heading_20_4" text:outline-level="4">Nová Dórská šlechta</text:h>
      <text:h text:style-name="Heading_20_4" text:outline-level="4">Obchodnické rodiny</text:h>
      <text:h text:style-name="Heading_20_4" text:outline-level="4">Trpaslická gilda</text:h>
      <text:p text:style-name="P43">Pobočku si ve Vadoře otevřela teprve nedávno.</text:p>
      <text:p text:style-name="P43">Členům gildy jsou k dispozici bankovní služby (půjčky, šeky).</text:p>
      <text:p text:style-name="P50"><text:soft-page-break/>Oficiální sídlo má v honosném domě u agory (tj. tržiště/náměstí), většina operací se ale soustředí na trpaslickou čtvrť (zaměstnává tam chudé trpaslíky, nabízí jim výuku řemesel) a část taky v docích a v řemeslnické čtvrti.</text:p>
      <text:h text:style-name="Heading_20_2" text:outline-level="2"><text:bookmark-start text:name="__RefHeading___Toc14486_3223281266"/>Lokace<text:bookmark-end text:name="__RefHeading___Toc14486_3223281266"/></text:h>
      <text:h text:style-name="Heading_20_3" text:outline-level="3">Trpaslická čtvr<text:span text:style-name="T77">ť</text:span></text:h>
      <text:p text:style-name="P49">Domy jsou zde stavěné na trpaslíky – je to o něco levnější (ušetří se na materiálu), ale je to pak extrémně nepohodlné pro lidi a elfy. Díky tomu je to tak trochu ghetto.</text:p>
      <text:list xml:id="list3948993922" text:style-name="L11">
        <text:list-item>
          <text:p text:style-name="P102">V tavernách v trpaslické čtvrti se místo vína točí pivo.</text:p>
        </text:list-item>
        <text:list-item>
          <text:p text:style-name="P103">Působí zde <text:span text:style-name="T82">jeden</text:span> dětsk<text:span text:style-name="T82">ý</text:span> lidsk<text:span text:style-name="T82">ý</text:span> gang.</text:p>
        </text:list-item>
      </text:list>
      <text:h text:style-name="Heading_20_3" text:outline-level="3">Amfiteátr</text:h>
      <text:p text:style-name="P42">Divadlo, recitace, filosofické disputace <text:span text:style-name="T67">a rétorika</text:span> (ty pořádá Akademie)</text:p>
      <text:h text:style-name="Heading_20_3" text:outline-level="3">At<text:span text:style-name="T65">lé</text:span>tium</text:h>
      <text:p text:style-name="P41">Škola atletů.</text:p>
      <text:list xml:id="list4181606404" text:style-name="L12">
        <text:list-item>
          <text:p text:style-name="P114">Členové jsou obvykle děti aristokratů nebo bohatých kupců.</text:p>
          <text:list>
            <text:list-item>
              <text:p text:style-name="P115">Členství něco stojí (docela dost, řekněme jako živobytí měšťana) a dotyčný navíc nic neprodukuje.</text:p>
            </text:list-item>
          </text:list>
        </text:list-item>
        <text:list-item>
          <text:p text:style-name="P117">Mohou zde cvičit i ženy</text:p>
          <text:list>
            <text:list-item>
              <text:p text:style-name="P118"><text:soft-page-break/>Soutěže na Hrách nejsou rozdělené na mužské/ženské, takže většinou vyhrávají muži. O to větší nadšení vzbudí případná vítězka <text:span text:style-name="T64">(navíc se na ně dobře kouká)</text:span>.</text:p>
            </text:list-item>
          </text:list>
        </text:list-item>
        <text:list-item>
          <text:p text:style-name="P116">Atleti cvičí <text:span text:style-name="T64">a soutěží</text:span> nazí</text:p>
          <text:list>
            <text:list-item>
              <text:p text:style-name="P116"><text:span text:style-name="T63">Athletium je zvenčí uzavřené a v době cvičení po střeše chodí stráž</text:span>.</text:p>
            </text:list-item>
          </text:list>
        </text:list-item>
      </text:list>
      <text:h text:style-name="P130" text:outline-level="3">Filosofická <text:span text:style-name="T62">A</text:span>kademie</text:h>
      <text:p text:style-name="P36">Perdikova akademie.</text:p>
      <text:p text:style-name="P24"><text:span text:style-name="T41">+ přidružená k</text:span>nihovna</text:p>
      <text:list xml:id="list2502972107" text:style-name="L13">
        <text:list-item>
          <text:p text:style-name="P119">Filosofické debaty v Akademii jsou otevřené všem, nehledě na majetek a postavení.</text:p>
        </text:list-item>
        <text:list-item>
          <text:p text:style-name="P120">Studium v akademii si lze buď zaplatit, nebo odpracovat <text:span text:style-name="T36">(třeba jako písař)</text:span>.</text:p>
        </text:list-item>
        <text:list-item>
          <text:p text:style-name="P121">Mistry filosofické Akademie si obvykle najímají bohatí <text:s/>ob<text:span text:style-name="T37">c</text:span>hodníci a aristokraté na soukromou výuku svých dětí.</text:p>
        </text:list-item>
        <text:list-item>
          <text:p text:style-name="P122">Zbytek provoz Akademie je z financován z darů od města a od bohatých měšťanů.</text:p>
        </text:list-item>
      </text:list>
      <text:p text:style-name="P35">Zakladatel <text:span text:style-name="T61">a současný scholarchus</text:span>: Per<text:span text:style-name="T59">dikus</text:span></text:p>
      <text:list xml:id="list2366841536" text:style-name="L14">
        <text:list-item>
          <text:p text:style-name="P123">Stále žije a přednáší, je mu něco přes 60 let</text:p>
        </text:list-item>
        <text:list-item>
          <text:p text:style-name="P124">Je to příbuzný <text:span text:style-name="T66">Filipa Velikého</text:span></text:p>
          <text:list>
            <text:list-item>
              <text:p text:style-name="P125">Možná ho někdo bude chtít zneužít, aby mu dal legitimitu, nebo se ho třeba bude snažit přesvědčit, aby se ujal trůnu.</text:p>
            </text:list-item>
          </text:list>
        </text:list-item>
      </text:list>
      <text:p text:style-name="P37"><text:span text:style-name="T13">Pozn.</text:span>: <text:span text:style-name="T72">A</text:span>kademie spadá pod Hierophanta.</text:p>
      <text:h text:style-name="Heading_20_3" text:outline-level="3"><text:soft-page-break/>Nekropole (hřitov)</text:h>
      <text:p text:style-name="P27">TODO</text:p>
      <text:p text:style-name="P27">- <text:span text:style-name="T42">Hrobky aristokratů a bohatých měšťanů</text:span></text:p>
      <text:p text:style-name="P27">- <text:span text:style-name="T43">Menší hroby prostých lidí</text:span></text:p>
      <text:h text:style-name="Heading_20_3" text:outline-level="3">Agora</text:h>
      <text:p text:style-name="Text_20_body">- <text:span text:style-name="T44">kolonády</text:span></text:p>
      <text:p text:style-name="Text_20_body">- <text:span text:style-name="T44">tržistě (v kolonádách) a současně veřejný prostor (uprostřed). Konají se zde veřejné projev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8T01:45:54.973000000</dc:date>
    <meta:print-date>2113-01-01T00:00:00</meta:print-date>
    <meta:editing-cycles>10136</meta:editing-cycles>
    <meta:editing-duration>P31DT9H1M25S</meta:editing-duration>
    <meta:generator>LibreOffice/5.3.2.2$Windows_X86_64 LibreOffice_project/6cd4f1ef626f15116896b1d8e1398b56da0d0ee1</meta:generator>
    <meta:document-statistic meta:table-count="0" meta:image-count="0" meta:object-count="0" meta:page-count="22" meta:paragraph-count="277" meta:word-count="2218" meta:character-count="17522" meta:non-whitespace-character-count="15613"/>
  </office:meta>
</office:document-meta>
</file>